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19.396cm"/>
    </style:style>
    <style:style style:name="co3" style:family="table-column">
      <style:table-column-properties fo:break-before="auto" style:column-width="6.493cm"/>
    </style:style>
    <style:style style:name="co4" style:family="table-column">
      <style:table-column-properties fo:break-before="auto" style:column-width="14.8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NewRomanPSMT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5pt" style:language-asian="en" style:country-asian="US" style:font-style-asian="normal" style:font-name-complex="Times New Roman" style:font-size-complex="15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font-size="15pt" fo:font-weight="normal" style:font-size-asian="15pt" style:font-weight-asian="normal" style:font-size-complex="15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6.80000019073486pt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6.80000019073486pt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10"/>
        <table:table-row table:style-name="ro1">
          <table:table-cell table:style-name="ce1" office:value-type="string">
            <text:p>Rätsel</text:p>
          </table:table-cell>
          <table:table-cell table:style-name="ce1" office:value-type="string">
            <text:p>Tipp</text:p>
          </table:table-cell>
          <table:table-cell table:style-name="ce1" office:value-type="string">
            <text:p>Lösung</text:p>
          </table:table-cell>
          <table:table-cell table:style-name="ce1" office:value-type="string">
            <text:p>-&gt; Hinweis/Folge</text:p>
          </table:table-cell>
          <table:table-cell table:number-columns-repeated="1020"/>
        </table:table-row>
        <table:table-row table:style-name="ro1">
          <table:table-cell office:value-type="string">
            <text:p>01: Wer bin ich?</text:p>
          </table:table-cell>
          <table:table-cell table:style-name="ce3" office:value-type="string">
            <text:p>„Ich spende Wärme und Licht.“</text:p>
          </table:table-cell>
          <table:table-cell table:style-name="ce4" office:value-type="string">
            <text:p>Eine Kerze.</text:p>
          </table:table-cell>
          <table:table-cell office:value-type="string">
            <text:p>Ihr müsst nach dem Licht einer Kerze suchen.</text:p>
          </table:table-cell>
          <table:table-cell table:number-columns-repeated="1020"/>
        </table:table-row>
        <table:table-row table:style-name="ro1">
          <table:table-cell office:value-type="string">
            <text:p>02: Geometrie</text:p>
          </table:table-cell>
          <table:table-cell table:style-name="ce4" office:value-type="string">
            <text:p>Immer zwei Figuren bilden ein Pärchen</text:p>
          </table:table-cell>
          <table:table-cell office:value-type="string">
            <text:p>Zehneck</text:p>
          </table:table-cell>
          <table:table-cell table:style-name="ce8" office:value-type="string">
            <text:p>„Bild von Pentagramm“</text:p>
          </table:table-cell>
          <table:table-cell table:number-columns-repeated="1020"/>
        </table:table-row>
        <table:table-row table:style-name="ro1">
          <table:table-cell office:value-type="string">
            <text:p>03: Grundausstattung eines Magiers</text:p>
          </table:table-cell>
          <table:table-cell table:style-name="ce5" office:value-type="string">
            <text:p>Schaut doch mal in den Zauberbüchern nach, da steht bestimmt, was ein Zauberer alles braucht.</text:p>
          </table:table-cell>
          <table:table-cell table:style-name="ce7" office:value-type="string">
            <text:p>SEBANON</text:p>
          </table:table-cell>
          <table:table-cell office:value-type="string">
            <text:p>-&gt; TIGER ERWACHT!</text:p>
          </table:table-cell>
          <table:table-cell table:number-columns-repeated="1020"/>
        </table:table-row>
        <table:table-row table:style-name="ro1">
          <table:table-cell office:value-type="string">
            <text:p>04: Schalfzauber für den Tiger</text:p>
          </table:table-cell>
          <table:table-cell table:style-name="ce6" office:value-type="string">
            <text:p>Wir sollten ihn wieder mit einem Zauber zum Einschlafen bringen.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05: Drei Zettel Rätsel</text:p>
          </table:table-cell>
          <table:table-cell office:value-type="string">
            <text:p>Eins zwei drei, eins zwei drei</text:p>
          </table:table-cell>
          <table:table-cell table:number-columns-repeated="1022"/>
        </table:table-row>
        <table:table-row table:style-name="ro1">
          <table:table-cell office:value-type="string">
            <text:p>06: Symbolrechenaufgabe</text:p>
          </table:table-cell>
          <table:table-cell table:number-columns-repeated="1023"/>
        </table:table-row>
        <table:table-row table:style-name="ro1">
          <table:table-cell office:value-type="string">
            <text:p>07: Keller Rätsel</text:p>
          </table:table-cell>
          <table:table-cell office:value-type="string">
            <text:p>Es sind 6, 7 oder 8</text:p>
          </table:table-cell>
          <table:table-cell office:value-type="float" office:value="7">
            <text:p>7</text:p>
          </table:table-cell>
          <table:table-cell office:value-type="string">
            <text:p>„Symbol Schwarzer Punkt Oval Schwarzer Punkt“</text:p>
          </table:table-cell>
          <table:table-cell table:number-columns-repeated="1020"/>
        </table:table-row>
        <table:table-row table:style-name="ro1">
          <table:table-cell office:value-type="string">
            <text:p>08: Memory</text:p>
          </table:table-cell>
          <table:table-cell office:value-type="string">
            <text:p>Findet die Symbole paarweise zusammen. </text:p>
          </table:table-cell>
          <table:table-cell/>
          <table:table-cell table:style-name="ce9" office:value-type="string">
            <text:p><text:span text:style-name="T1">Die Elemente der Runensteine: FEUER </text:span><text:span text:style-name="T2">– </text:span><text:span text:style-name="T1">LUFT </text:span><text:span text:style-name="T2">– </text:span><text:span text:style-name="T1">WASSER </text:span><text:span text:style-name="T2">– </text:span><text:span text:style-name="T1">ERDE </text:span><text:span text:style-name="T2">– </text:span><text:span text:style-name="T1">GOLD. </text:span><text:span text:style-name="T1">Übersetzt sie in Runen und ihr werdet einen Hinweis erhalten</text:span></text:p>
          </table:table-cell>
          <table:table-cell table:number-columns-repeated="1020"/>
        </table:table-row>
        <table:table-row table:style-name="ro1">
          <table:table-cell office:value-type="string">
            <text:p>09 Endrätsel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23.04.2020</text:date>, <text:time>22:0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6:35:06.19</meta:creation-date>
    <dc:date>2020-04-23T22:09:57.83</dc:date>
    <meta:editing-duration>PT3H49M</meta:editing-duration>
    <meta:editing-cycles>1</meta:editing-cycles>
    <meta:document-statistic meta:table-count="3" meta:cell-count="30" meta:object-count="0"/>
    <meta:generator>OpenOffice/4.1.6$Win32 OpenOffice.org_project/416m1$Build-9790</meta:generator>
  </office:meta>
</office:document-meta>
</file>